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Segoe-Italic1" svg:font-family="Segoe-Italic" style:font-family-generic="script"/>
    <style:font-face style:name="Segoe" svg:font-family="Segoe" style:font-family-generic="swiss"/>
    <style:font-face style:name="Segoe-Italic" svg:font-family="Segoe-Italic" style:font-family-generic="swiss"/>
    <style:font-face style:name="ZapfDingbatsStd" svg:font-family="ZapfDingbatsSt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style:font-name="Segoe" fo:font-size="10pt" style:font-name-asian="Segoe" style:font-size-asian="10pt" style:font-name-complex="Segoe" style:font-size-complex="10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Segoe" fo:font-size="10pt" style:font-name-asian="Segoe" style:font-size-asian="10pt" style:font-name-complex="Segoe" style:font-size-complex="10pt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Segoe" fo:font-size="9pt" style:font-name-asian="Segoe" style:font-size-asian="9pt" style:font-name-complex="Segoe" style:font-size-complex="9pt"/>
    </style:style>
    <style:style style:name="P4" style:family="paragraph" style:parent-style-name="Standard" style:list-style-name="">
      <style:paragraph-properties style:text-autospace="none"/>
    </style:style>
    <style:style style:name="P5" style:family="paragraph" style:parent-style-name="Standard" style:list-style-name="">
      <style:paragraph-properties style:text-autospace="none"/>
      <style:text-properties fo:font-weight="bold" style:font-weight-asian="bold" style:font-weight-complex="bold"/>
    </style:style>
    <style:style style:name="P6" style:family="paragraph" style:parent-style-name="Standard" style:list-style-name="">
      <style:paragraph-properties style:text-autospace="none"/>
      <style:text-properties fo:font-weight="normal" style:font-weight-asian="normal" style:font-weight-complex="normal"/>
    </style:style>
    <style:style style:name="P7" style:family="paragraph" style:parent-style-name="Standard" style:list-style-name="">
      <style:paragraph-properties fo:text-align="start" style:justify-single-word="false" style:text-autospace="none"/>
      <style:text-properties fo:color="#000000" style:font-name="Segoe" fo:font-size="10pt" style:font-name-asian="Segoe" style:font-size-asian="10pt" style:font-name-complex="Segoe" style:font-size-complex="10pt"/>
    </style:style>
    <style:style style:name="T1" style:family="text">
      <style:text-properties style:font-name="Segoe" fo:font-size="9pt" style:font-name-asian="Segoe" style:font-size-asian="9pt" style:font-name-complex="Segoe" style:font-size-complex="9pt"/>
    </style:style>
    <style:style style:name="T2" style:family="text">
      <style:text-properties style:font-name="Segoe" fo:font-size="9pt" fo:font-style="italic" style:font-name-asian="Segoe" style:font-size-asian="9pt" style:font-style-asian="italic" style:font-name-complex="Segoe" style:font-size-complex="9pt" style:font-style-complex="italic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Segoe-Italic" fo:font-size="9pt" fo:font-style="italic" style:font-name-asian="Segoe-Italic" style:font-size-asian="9pt" style:font-style-asian="italic" style:font-name-complex="Segoe-Italic" style:font-size-complex="9pt" style:font-style-complex="italic"/>
    </style:style>
    <style:style style:name="T5" style:family="text">
      <style:text-properties style:font-name="Segoe-Italic" fo:font-size="9pt" fo:font-style="italic" fo:font-weight="normal" style:font-name-asian="Segoe-Italic" style:font-size-asian="9pt" style:font-style-asian="italic" style:font-weight-asian="normal" style:font-name-complex="Segoe-Italic" style:font-size-complex="9pt" style:font-style-complex="italic" style:font-weight-complex="normal"/>
    </style:style>
    <style:style style:name="T6" style:family="text">
      <style:text-properties style:font-name="Segoe-Italic1" fo:font-size="9pt" fo:font-style="italic" style:font-name-asian="Segoe-Italic1" style:font-size-asian="9pt" style:font-style-asian="italic" style:font-name-complex="Segoe-Italic1" style:font-size-complex="9pt" style:font-style-complex="italic"/>
    </style:style>
    <style:style style:name="T7" style:family="text">
      <style:text-properties fo:color="#333333" style:font-name="ZapfDingbatsStd" fo:font-size="6pt" style:font-name-asian="ZapfDingbatsStd" style:font-size-asian="6pt" style:font-name-complex="ZapfDingbatsStd" style:font-size-complex="6pt"/>
    </style:style>
    <style:style style:name="T8" style:family="text">
      <style:text-properties fo:color="#000000" style:font-name="Segoe" fo:font-size="9pt" style:font-name-asian="Segoe" style:font-size-asian="9pt" style:font-name-complex="Segoe" style:font-size-complex="9pt"/>
    </style:style>
    <style:style style:name="T9" style:family="text">
      <style:text-properties fo:color="#000000" style:font-name="Segoe-Italic" fo:font-size="9pt" fo:font-style="italic" style:font-name-asian="Segoe-Italic" style:font-size-asian="9pt" style:font-style-asian="italic" style:font-name-complex="Segoe-Italic" style:font-size-complex="9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Process Scheduling</text:p>
      <text:p text:style-name="Standard">"<text:span text:style-name="T1">Each Windows process is represented by an executive process (EPROCESS) structure. Besides</text:span></text:p>
      <text:p text:style-name="P3">containing</text:p>
      <text:p text:style-name="P3">many attributes relating to a process, an EPROCESS contains and points to a number of</text:p>
      <text:p text:style-name="P3">other related data structures. For example, each process has one or more threads, each represented</text:p>
      <text:p text:style-name="P4"><text:span text:style-name="T1">by an executive thread (ETHREAD) structure." p359</text:span></text:p>
      <text:p text:style-name="P4"><text:span text:style-name="T1"/></text:p>
      <text:p text:style-name="P4"><text:span text:style-name="T1">"The W32PROCESS</text:span></text:p>
      <text:p text:style-name="P3">structure is created the first time a thread calls a Windows USER or GDI function that is implemented</text:p>
      <text:p text:style-name="P4"><text:span text:style-name="T1">in kernel mode." p360</text:span></text:p>
      <text:p text:style-name="P4"><text:span text:style-name="T1"/></text:p>
      <text:p text:style-name="P4"><text:span text:style-name="T1">"With the exception of the idle process, every EPROCESS structure is encapsulated as a process</text:span></text:p>
      <text:p text:style-name="P4"><text:span text:style-name="T1">object by the executive object manager" p360</text:span></text:p>
      <text:p text:style-name="P4"><text:span text:style-name="T1"/></text:p>
      <text:p text:style-name="P1"><text:span text:style-name="T3">"A handle to a process provides, through use of</text:span></text:p>
      <text:p text:style-name="P3">the process-related APIs, access to some of the data in the EPROCESS structure and also in some of its</text:p>
      <text:p text:style-name="P4"><text:span text:style-name="T1">associated structures." p360<text:line-break/><text:line-break/>"Many other drivers and system components, by registering process creation notifications, can</text:span></text:p>
      <text:p text:style-name="P4"><text:span text:style-name="T1">choose to create their own data structures to track information they store on a per-process basis." p360</text:span></text:p>
      <text:p text:style-name="P4"><text:span text:style-name="T1"/></text:p>
      <text:p text:style-name="P4">"<text:span text:style-name="T1">the first member of the executive process structure is called </text:span><text:span text:style-name="T4">Pcb</text:span><text:span text:style-name="T1">, for </text:span><text:span text:style-name="T4">process</text:span></text:p>
      <text:p text:style-name="P4"><text:span text:style-name="T4">control block. </text:span><text:span text:style-name="T2">It is a structure of type KPROCESS, for </text:span><text:span text:style-name="T4">kernel process</text:span><text:span text:style-name="T2">.</text:span><text:span text:style-name="T4">" p362</text:span></text:p>
      <text:p text:style-name="P4"><text:span text:style-name="T4"/></text:p>
      <text:p text:style-name="P4"><text:span text:style-name="T4">"</text:span><text:span text:style-name="T2">Although routines in the executive</text:span></text:p>
      <text:p text:style-name="P3">store information in the EPROCESS, the dispatcher, scheduler, and interrupt/time accounting code—</text:p>
      <text:p text:style-name="P3">being part of the operating system kernel—use the KPROCESS instead. This allows a layer of abstraction</text:p>
      <text:p text:style-name="P3">to exist between the executive’s high-level functionality and its underlying low-level implementation</text:p>
      <text:p text:style-name="P4"><text:span text:style-name="T1">of certain functions, and it helps prevent unwanted dependencies between the layers.</text:span><text:span text:style-name="T4">" p362</text:span></text:p>
      <text:p text:style-name="P4"><text:span text:style-name="T4"/></text:p>
      <text:p text:style-name="P4"><text:span text:style-name="T4">"</text:span><text:span text:style-name="T2">In the Windows security model, any process running with a token containing the debug privilege</text:span></text:p>
      <text:p text:style-name="P3">(such as an administrator’s account) can request any access right that it desires to any other process</text:p>
      <text:p text:style-name="P3">running on the machine—for example, it can read and write arbitrary process memory, inject</text:p>
      <text:p text:style-name="P3">code, suspend and resume threads, and query information on other processes. Tools such as Process</text:p>
      <text:p text:style-name="P3">Explorer</text:p>
      <text:p text:style-name="P3">and Task Manager need and request these access rights to provide their functionality to</text:p>
      <text:p text:style-name="P4"><text:span text:style-name="T1">users.</text:span><text:span text:style-name="T4">" p368<text:line-break/><text:line-break/>"</text:span><text:span text:style-name="T2">Protected processes can be created by any application; however, the operating system will allow a</text:span></text:p>
      <text:p text:style-name="P2"><text:span text:style-name="T3">process to be protected only if the image file has been digitally signed with a special Windows Media</text:span></text:p>
      <text:p text:style-name="P4"><text:span text:style-name="T1">Certificate.</text:span><text:span text:style-name="T4">" p368<text:line-break/><text:line-break/>"</text:span><text:span text:style-name="T2">At the kernel level, support for protected processes is twofold: first, the bulk of process creation</text:span></text:p>
      <text:p text:style-name="P4"><text:span text:style-name="T1">occurs in kernel mode to avoid injection attacks.</text:span><text:span text:style-name="T4">" p368</text:span></text:p>
      <text:p text:style-name="P4"><text:span text:style-name="T4"/></text:p>
      <text:p text:style-name="P4"><text:span text:style-name="T4">"</text:span><text:span text:style-name="T2">In </text:span><text:span text:style-name="T4">CreateProcess</text:span><text:span text:style-name="T2">, the priority class for the new process is specified as independent bits in the</text:span></text:p>
      <text:p text:style-name="P2"><text:span text:style-name="T4">CreationFlags </text:span><text:span text:style-name="T3">parameter. Thus, you can specify more than one priority class for a single </text:span><text:span text:style-name="T4">CreateProcess</text:span></text:p>
      <text:p text:style-name="P3">call. Windows resolves the question of which priority class to assign to the process by choosing the</text:p>
      <text:p text:style-name="P4"><text:span text:style-name="T1">lowest-priority class set.</text:span><text:span text:style-name="T4">" <text:s/>p371</text:span></text:p>
      <text:p text:style-name="P4"><text:span text:style-name="T4"/></text:p>
      <text:p text:style-name="P4"><text:span text:style-name="T4">Windows schedules threads of processes!<text:line-break/><text:line-break/><text:line-break/>*** " </text:span><text:span text:style-name="T2">Windows implements a priority-driven, preemptive scheduling system—at least one of the highestpriority</text:span></text:p>
      <text:p text:style-name="P3">runnable (ready) threads always runs, with the caveat that certain high-priority threads ready</text:p>
      <text:p text:style-name="P3">to run might be limited by the processors on which they might be allowed or preferred to run on, a</text:p>
      <text:p text:style-name="P4"><text:span text:style-name="T1">phenomenon called </text:span><text:span text:style-name="T6">processor affinity</text:span><text:span text:style-name="T1">.</text:span><text:span text:style-name="T4">" p408</text:span></text:p>
      <text:p text:style-name="P4"><text:span text:style-name="T4"/></text:p>
      <text:p text:style-name="P4"><text:span text:style-name="T4">"</text:span><text:span text:style-name="T2">A thread might not get to complete its quantum, however, because Windows implements a</text:span></text:p>
      <text:p text:style-name="P3">preemptive scheduler: if another thread with a higher priority becomes ready to run, the currently</text:p>
      <text:p text:style-name="P2"><text:span text:style-name="T3">running thread might be preempted before finishing its time slice. In fact, a thread can be selected to</text:span></text:p>
      <text:p text:style-name="P4"><text:span text:style-name="T1">run next and be preempted before even beginning its quantum!</text:span><text:span text:style-name="T4">" p409</text:span></text:p>
      <text:p text:style-name="P4"><text:span text:style-name="T4"/></text:p>
      <text:p text:style-name="P4"><text:span text:style-name="T4">"</text:span><text:span text:style-name="T2">The Windows scheduling code is implemented in the kernel. There’s no single “scheduler” module</text:span></text:p>
      <text:p text:style-name="P3">or routine, however—the code is spread throughout the kernel in which scheduling-related events</text:p>
      <text:p text:style-name="P4"><text:span text:style-name="T1">occur. The routines that perform these duties are collectively called the kernel’s dispatcher.</text:span><text:span text:style-name="T4">" p409<text:line-break/><text:line-break/>Multi-level feedback queue that uses round robin scheduling<text:line-break/></text:span><text:soft-page-break/><text:span text:style-name="T4"><text:line-break/>"</text:span><text:span text:style-name="T2">Thread priority levels are assigned from two different perspectives: those of the Windows API and</text:span></text:p>
      <text:p text:style-name="P4"><text:span text:style-name="T1">those of the Windows kernel.</text:span><text:span text:style-name="T4">" p410</text:span></text:p>
      <text:p text:style-name="P4"><text:span text:style-name="T4"/></text:p>
      <text:p text:style-name="P4"><text:span text:style-name="T4">"</text:span><text:span text:style-name="T2">Whereas a process has only a single base priority value, each thread has two priority values:</text:span></text:p>
      <text:p text:style-name="P3">current and base. Scheduling decisions are made based on the current priority. As explained in the</text:p>
      <text:p text:style-name="P3">following section on priority boosting, the system under certain circumstances increases the priority</text:p>
      <text:p text:style-name="P4"><text:span text:style-name="T1">of threads in the dynamic range</text:span><text:span text:style-name="T4">"<text:line-break/><text:line-break/><text:line-break/>Concurrency/Memory<text:line-break/><text:line-break/>"</text:span><text:span text:style-name="T2">To accomplish the goal of being fully</text:span></text:p>
      <text:p text:style-name="P3">reentrant, the memory manager uses several different internal synchronization mechanisms, such as</text:p>
      <text:p text:style-name="P4"><text:span text:style-name="T1">spinlocks, to control access to its own internal data structures.</text:span><text:span text:style-name="T4">" p 189 b2<text:line-break/><text:line-break/>"</text:span><text:span text:style-name="T2">Per-process memory management data structures that require synchronization include the</text:span></text:p>
      <text:p text:style-name="P3">working set lock (held while changes are being made to the working set list) and the address space</text:p>
      <text:p text:style-name="P3">lock (held whenever the address space is being changed). Both these locks are implemented using</text:p>
      <text:p text:style-name="P4"><text:span text:style-name="T1">pushlocks.</text:span><text:span text:style-name="T4">" p 189 b2</text:span></text:p>
      <text:p text:style-name="P4"><text:span text:style-name="T4"/></text:p>
      <text:p text:style-name="P4"><text:span text:style-name="T4">"</text:span><text:span text:style-name="T2">The memory manager provides a set of system services to allocate and free virtual memory, share</text:span></text:p>
      <text:p text:style-name="P3">memory between processes, map files into memory, flush virtual pages to disk, retrieve information</text:p>
      <text:p text:style-name="P3">about a range of virtual pages, change the protection of virtual pages, and lock the virtual pages into</text:p>
      <text:p text:style-name="P4"><text:span text:style-name="T1">memory.</text:span><text:span text:style-name="T4">" p193 b2</text:span></text:p>
      <text:p text:style-name="P4"><text:span text:style-name="T4"/></text:p>
      <text:p text:style-name="P4"><text:span text:style-name="T4">"</text:span><text:span text:style-name="T2">Like other Windows executive services, the memory management services allow their caller to</text:span></text:p>
      <text:p text:style-name="P3">supply a process handle indicating the particular process whose virtual memory is to be manipulated.</text:p>
      <text:p text:style-name="P3">The caller can thus manipulate either its own memory or (with the proper permissions) the memory</text:p>
      <text:p text:style-name="P3">of another process. For example, if a process creates a child process, by default it has the right to</text:p>
      <text:p text:style-name="P3">manipulate the child process’s virtual memory. Thereafter, the parent process can allocate, deallocate,</text:p>
      <text:p text:style-name="P3">read, and write memory on behalf of the child process by calling virtual memory services and passing</text:p>
      <text:p text:style-name="P3">a handle to the child process as an argument. This feature is used by subsystems to manage the</text:p>
      <text:p text:style-name="P3">memory of their client processes. It is also essential for implementing debuggers because debuggers</text:p>
      <text:p text:style-name="P4"><text:span text:style-name="T1">must be able to read and write to the memory of the process being debugged.</text:span><text:span text:style-name="T4">" p193 b2</text:span></text:p>
      <text:p text:style-name="P4"><text:span text:style-name="T4"/></text:p>
      <text:p text:style-name="P4"><text:span text:style-name="T4">"</text:span><text:span text:style-name="T2">The processors on which Windows</text:span></text:p>
      <text:p text:style-name="P3">runs support two page sizes, called small and large. The actual sizes vary based on the processor</text:p>
      <text:p text:style-name="P4"><text:span text:style-name="T1">architecture</text:span><text:span text:style-name="T4">" p193 b2<text:line-break/><text:line-break/>"</text:span><text:span text:style-name="T2">Windows allows applications to map their images, private memory, and</text:span></text:p>
      <text:p text:style-name="P3">page-</text:p>
      <text:p text:style-name="P4"><text:span text:style-name="T1">file-backed sections with large pages.</text:span><text:span text:style-name="T4">" b2<text:line-break/><text:line-break/><text:line-break/>***"</text:span><text:span text:style-name="T2">Each page (whether large or small) must be</text:span></text:p>
      <text:p text:style-name="P3">mapped with a single protection that applies to the entire page (because hardware memory protection</text:p>
      <text:p text:style-name="P3">is on a per-page basis). If a large page contains, for example, both read-only code and read/</text:p>
      <text:p text:style-name="P3">write data, the page must be marked as read/write, which means that the code will be writable. This</text:p>
      <text:p text:style-name="P3">means that device drivers or other kernel-mode code could, as a result of a bug, modify what is supposed</text:p>
      <text:p text:style-name="P4"><text:span text:style-name="T1">to be read-only operating system or driver code without causing a memory access violation.</text:span><text:span text:style-name="T4">" <text:s/>p195 b2</text:span></text:p>
      <text:p text:style-name="P4"><text:span text:style-name="T4"/></text:p>
      <text:p text:style-name="P4"><text:span text:style-name="T4"/></text:p>
      <text:p text:style-name="P4"><text:span text:style-name="T4">"</text:span><text:span text:style-name="T2">Windows applications can call the </text:span><text:span text:style-name="T4">VirtualLock </text:span><text:span text:style-name="T2">function to lock pages in their process working</text:span></text:p>
      <text:p text:style-name="P3">set. Pages locked using this mechanism remain in memory until explicitly unlocked or until the</text:p>
      <text:p text:style-name="P4"><text:span text:style-name="T1">process that locked them terminates.</text:span><text:span text:style-name="T4">" p199 b2</text:span></text:p>
      <text:p text:style-name="P4"><text:span text:style-name="T4"/></text:p>
      <text:p text:style-name="P4"><text:span text:style-name="T4">Windows 7 is capable of offering a supported and tested 2TB of physical memory, however, this requires a system that could support a call center to achieve. Other versions of Windows 7 caps the maximum physical memory based on residential/commercial use, and does this to create a standard for design. <text:s/>P320 b2</text:span></text:p>
      <text:p text:style-name="P4"><text:span text:style-name="T4"/></text:p>
      <text:p text:style-name="P5"><text:span text:style-name="T4">File System</text:span></text:p>
      <text:p text:style-name="P6"><text:span text:style-name="T4"/></text:p>
      <text:p text:style-name="P4"><text:span text:style-name="T5">"</text:span><text:span text:style-name="T4">Clusters </text:span><text:span text:style-name="T2">are the addressable blocks that many file system formats use. Cluster size is always a</text:span></text:p>
      <text:p text:style-name="P4"><text:span text:style-name="T1">multiple of the sector size" <text:s/>p391 b2</text:span></text:p>
      <text:p text:style-name="P4"><text:span text:style-name="T1"/></text:p>
      <text:p text:style-name="P4"><text:span text:style-name="T1">"File system formats use clusters to manage</text:span></text:p>
      <text:p text:style-name="P3">disk space more efficiently; a cluster size that is larger than the sector size divides a disk into</text:p>
      <text:p text:style-name="P3">more manageable blocks. The potential trade-off of a larger cluster size is wasted disk space,</text:p>
      <text:p text:style-name="P4"><text:span text:style-name="T1">or internal fragmentation" p391 b2<text:line-break/></text:span><text:soft-page-break/><text:span text:style-name="T1"><text:line-break/>"</text:span><text:span text:style-name="T8">Windows includes support for the following file system formats:</text:span></text:p>
      <text:p text:style-name="P7"><text:span text:style-name="T3">CDFS</text:span></text:p>
      <text:p text:style-name="P7"><text:span text:style-name="T3">UDF</text:span></text:p>
      <text:p text:style-name="P7"><text:span text:style-name="T3">FAT12, FAT16, and FAT32</text:span></text:p>
      <text:p text:style-name="P7"><text:span text:style-name="T3">exFAT</text:span></text:p>
      <text:p text:style-name="P7"><text:span text:style-name="T3">NTFS</text:span></text:p>
      <text:p text:style-name="P4"><text:span text:style-name="T8">Each of these formats is best suited for certain environments,"</text:span></text:p>
      <text:p text:style-name="P4"><text:span text:style-name="T8"/></text:p>
      <text:p text:style-name="P4"><text:span text:style-name="T8">"To address the requirement for reliable data storage and data access, NTFS provides file system</text:span></text:p>
      <text:p text:style-name="P2"><text:span text:style-name="T3">recovery based on the concept of an </text:span><text:span text:style-name="T4">atomic transaction</text:span><text:span text:style-name="T3">. Atomic transactions are a technique for</text:span></text:p>
      <text:p text:style-name="P2"><text:span text:style-name="T3">handling modifications to a database so that system failures don’t affect the correctness or integrity</text:span></text:p>
      <text:p text:style-name="P3">of the database. The basic tenet of atomic transactions is that some database operations, called</text:p>
      <text:p text:style-name="P2"><text:span text:style-name="T4">transactions</text:span><text:span text:style-name="T3">, are all-or-nothing propositions. (A </text:span><text:span text:style-name="T4">transaction </text:span><text:span text:style-name="T3">is defined as an I/O operation that alters</text:span></text:p>
      <text:p text:style-name="P3">file system data or changes the volume’s directory structure.) The separate disk updates that make up</text:p>
      <text:p text:style-name="P2"><text:span text:style-name="T3">the transaction must be executed </text:span><text:span text:style-name="T4">atomically</text:span><text:span text:style-name="T3">—that is, once the transaction begins to execute, all its</text:span></text:p>
      <text:p text:style-name="P4"><text:span text:style-name="T1">disk updates must be completed. If a system failure interrupts the transaction, the part that has been</text:span><text:span text:style-name="T8"> completed must be undone, or </text:span><text:span text:style-name="T9">rolled back</text:span><text:span text:style-name="T8">. The rollback operation returns the database to a previously</text:span></text:p>
      <text:p text:style-name="P3">known and consistent state, as if the transaction had never occurred.</text:p>
      <text:p text:style-name="P3">NTFS uses atomic transactions to implement its file system recovery feature. If a program initiates</text:p>
      <text:p text:style-name="P2"><text:span text:style-name="T3">an I/O operation that alters the structure of an NTFS volume—that is, changes the directory structure,</text:span></text:p>
      <text:p text:style-name="P3">extends a file, allocates space for a new file, and so on—NTFS treats that operation as an atomic</text:p>
      <text:p text:style-name="P3">transaction. It guarantees that the transaction is either completed or, if the system fails while executing</text:p>
      <text:p text:style-name="P4"><text:span text:style-name="T1">the transaction, rolled back.</text:span><text:span text:style-name="T8">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Segoe-Italic1" svg:font-family="Segoe-Italic" style:font-family-generic="script"/>
    <style:font-face style:name="Segoe" svg:font-family="Segoe" style:font-family-generic="swiss"/>
    <style:font-face style:name="Segoe-Italic" svg:font-family="Segoe-Italic" style:font-family-generic="swiss"/>
    <style:font-face style:name="ZapfDingbatsStd" svg:font-family="ZapfDingbatsSt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H7M32S</meta:editing-duration>
    <meta:editing-cycles>36</meta:editing-cycles>
    <meta:generator>OpenOffice/4.0.1$Win32 OpenOffice.org_project/401m5$Build-9714</meta:generator>
    <dc:date>2014-11-09T14:07:05.26</dc:date>
    <dc:creator>Jon Collins</dc:creator>
    <meta:document-statistic meta:table-count="0" meta:image-count="0" meta:object-count="0" meta:page-count="3" meta:paragraph-count="111" meta:word-count="1479" meta:character-count="9385"/>
    <meta:user-defined meta:name="Info 1"/>
    <meta:user-defined meta:name="Info 2"/>
    <meta:user-defined meta:name="Info 3"/>
    <meta:user-defined meta:name="Info 4"/>
  </office:meta>
</office:document-meta>
</file>